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50000017E7B5CCC43BC8EEDFC.png" manifest:media-type="image/png"/>
  <manifest:file-entry manifest:full-path="Pictures/100000000000063B000000D3A0CE4605C1B3E1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6b9" officeooo:paragraph-rsid="001086b9"/>
    </style:style>
    <style:style style:name="P2" style:family="paragraph" style:parent-style-name="Standard">
      <style:text-properties officeooo:rsid="001086b9" officeooo:paragraph-rsid="001086b9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086b9" officeooo:paragraph-rsid="001086b9"/>
    </style:style>
    <style:style style:name="P4" style:family="paragraph" style:parent-style-name="Standard">
      <style:paragraph-properties fo:text-align="center" style:justify-single-word="false"/>
      <style:text-properties officeooo:rsid="00144585" officeooo:paragraph-rsid="001445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</text:p>
      <text:p text:style-name="P3">Практическая работа №1</text:p>
      <text:p text:style-name="P1">Матрица связей</text:p>
      <text:p text:style-name="P4"><draw:frame draw:style-name="fr1" draw:name="Изображение1" text:anchor-type="char" svg:width="17cm" svg:height="2.249cm" draw:z-index="0"><draw:image xlink:href="Pictures/100000000000063B000000D3A0CE4605C1B3E111.png" xlink:type="simple" xlink:show="embed" xlink:actuate="onLoad" draw:mime-type="image/png"/></draw:frame>Концептуальная схема</text:p>
      <text:p text:style-name="P4"><draw:frame draw:style-name="fr1" draw:name="Изображение2" text:anchor-type="char" svg:width="17cm" svg:height="7.08cm" draw:z-index="1"><draw:image xlink:href="Pictures/10000000000003950000017E7B5CCC43BC8EED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28:11.716696073</meta:creation-date>
    <dc:date>2024-02-15T17:45:25.620572977</dc:date>
    <meta:editing-duration>PT11M38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4" meta:word-count="8" meta:character-count="61" meta:non-whitespace-character-count="57"/>
  </office:meta>
</office:document-meta>
</file>